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覓有啥通買--轉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無啥好買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來的人有獎品--喔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轉--來的人有獎品--喔！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pun3-so3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phang5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hiann3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to2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 kiann2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ti7面頂seh8過來seh8過去，真歡喜。</text:p>
          </table:table-cell>
          <table:table-cell/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2">
          <table:table-cell table:style-name="ce1" office:value-type="string" calcext:value-type="string">
            <text:p>V-倚來</text:p>
          </table:table-cell>
          <table:table-cell table:style-name="ce1" office:value-type="string" calcext:value-type="string">
            <text:p>坐倚--來免客氣。</text:p>
          </table:table-cell>
          <table:table-cell/>
        </table:table-row>
        <table:table-row table:style-name="ro2">
          <table:table-cell table:style-name="ce1" office:value-type="string" calcext:value-type="string">
            <text:p>V-斷去</text:p>
          </table:table-cell>
          <table:table-cell table:style-name="ce1" office:value-type="string" calcext:value-type="string">
            <text:p>沿線ka ka斷去。</text:p>
          </table:table-cell>
          <table:table-cell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入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--開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水tshia-tshia--倒。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水tshia倒tshia甲規桌頂矣啦你。</text:p>
          </table:table-cell>
          <table:table-cell table:style-name="ce2"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一-點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（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有V+轉來、V+轉去，無「V＋轉來去」。</text:p>
          </table:table-cell>
          <table:table-cell office:value-type="string" calcext:value-type="string">
            <text:p>*咱行轉來去花蓮。</text:p>
          </table:table-cell>
          <table:table-cell/>
        </table:table-row>
        <table:table-row table:style-name="ro1">
          <table:table-cell office:value-type="string" calcext:value-type="string">
            <text:p>無「拍--死--幾个」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office:value-type="string" calcext:value-type="string">
            <text:p>水tshia-tshia--倒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*水tshia-tshia--倒去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水tshia倒--去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7:26:52.247795009</dc:date>
    <meta:editing-duration>PT15M4S</meta:editing-duration>
    <meta:editing-cycles>15</meta:editing-cycles>
    <meta:generator>LibreOffice/5.1.6.2$Linux_X86_64 LibreOffice_project/10m0$Build-2</meta:generator>
    <meta:document-statistic meta:table-count="1" meta:cell-count="147" meta:object-count="0"/>
  </office:meta>
</office:document-meta>
</file>